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0.017cm"/>
    </style:style>
    <style:style style:name="co4" style:family="table-column">
      <style:table-column-properties fo:break-before="auto" style:column-width="2.718cm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 table:print="false">
        <table:table-column table:style-name="co2" table:default-cell-style-name="Default"/>
        <table:table-column table:style-name="co4" table:default-cell-style-name="Default"/>
        <table:table-row table:style-name="ro2">
          <table:table-cell office:value-type="string">
            <text:p>Copper thickness (mm)</text:p>
          </table:table-cell>
          <table:table-cell office:value-type="float" office:value="0.035">
            <text:p>0,035</text:p>
          </table:table-cell>
        </table:table-row>
        <table:table-row table:style-name="ro2">
          <table:table-cell office:value-type="string">
            <text:p>Specific resistance (ohm m)</text:p>
          </table:table-cell>
          <table:table-cell table:formula="of:=1.7*10^-8" office:value-type="float" office:value="0.000000017">
            <text:p>0,000000017</text:p>
          </table:table-cell>
        </table:table-row>
        <table:table-row table:style-name="ro2">
          <table:table-cell office:value-type="string">
            <text:p>Trace width (mm)</text:p>
          </table:table-cell>
          <table:table-cell office:value-type="float" office:value="0.6">
            <text:p>0,6</text:p>
          </table:table-cell>
        </table:table-row>
        <table:table-row table:style-name="ro2">
          <table:table-cell office:value-type="string">
            <text:p>Trace length (mm)</text:p>
          </table:table-cell>
          <table:table-cell office:value-type="float" office:value="60">
            <text:p>60</text:p>
          </table:table-cell>
        </table:table-row>
        <table:table-row table:style-name="ro2">
          <table:table-cell office:value-type="string">
            <text:p>Spacing (mm)</text:p>
          </table:table-cell>
          <table:table-cell office:value-type="float" office:value="0.2">
            <text:p>0,2</text:p>
          </table:table-cell>
        </table:table-row>
        <table:table-row table:style-name="ro2">
          <table:table-cell office:value-type="string">
            <text:p>Number of traces</text:p>
          </table:table-cell>
          <table:table-cell office:value-type="float" office:value="61">
            <text:p>61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Board width (mm)</text:p>
          </table:table-cell>
          <table:table-cell table:formula="of:=[.B3]*[.B6]+[.B5]*([.B6]-1)" office:value-type="float" office:value="48.6">
            <text:p>48,6</text:p>
          </table:table-cell>
        </table:table-row>
        <table:table-row table:style-name="ro2">
          <table:table-cell office:value-type="string">
            <text:p>Total trace length (mm)</text:p>
          </table:table-cell>
          <table:table-cell table:formula="of:=[.B4]*[.B6]" office:value-type="float" office:value="3660">
            <text:p>3660</text:p>
          </table:table-cell>
        </table:table-row>
        <table:table-row table:style-name="ro2">
          <table:table-cell office:value-type="string">
            <text:p>Total resistance (ohm)</text:p>
          </table:table-cell>
          <table:table-cell table:formula="of:=([.B2]*([.B9]/1000))/([.B1]/1000)/([.B3]/1000)" office:value-type="float" office:value="2.96285714285714">
            <text:p>2,9628571429</text:p>
          </table:table-cell>
        </table:table-row>
      </table:table>
      <table:table table:name="Tabelle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A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1-20">20.01.2023</text:date>, <text:time>13:12:2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1-10T20:15:15.74</meta:creation-date>
    <dc:date>2023-01-20T13:12:21.96</dc:date>
    <meta:editing-duration>PT42M43S</meta:editing-duration>
    <meta:editing-cycles>4</meta:editing-cycles>
    <meta:generator>OpenOffice/4.1.6$Win32 OpenOffice.org_project/416m1$Build-9790</meta:generator>
    <meta:document-statistic meta:table-count="3" meta:cell-count="18" meta:object-count="0"/>
  </office:meta>
</office:document-meta>
</file>